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2.9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3.55cm" fo:min-width="5.3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5.1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5.6cm" svg:height="2cm" svg:x="10.2cm" svg:y="1.8cm">
          <text:p text:style-name="P1">Procurar Parceir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6cm" svg:height="2cm" svg:x="6.8cm" svg:y="6.8cm">
          <text:p text:style-name="P1">Definir Restrições</text:p>
          <text:p text:style-name="P1">(raças, datas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6cm" svg:height="2cm" svg:x="13.8cm" svg:y="6.8cm">
          <text:p text:style-name="P1">Procurar </text:p>
          <text:p text:style-name="P1">outro pe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6cm" svg:height="2cm" svg:x="20.4cm" svg:y="6.8cm">
          <text:p text:style-name="P1">Reproduzi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6cm" svg:height="2cm" svg:x="0.6cm" svg:y="6.8cm">
          <text:p text:style-name="P1">Ter interesse</text:p>
          <text:p text:style-name="P1">em reproduzi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6cm" svg:height="2cm" svg:x="0.2cm" svg:y="11.2cm">
          <text:p text:style-name="P1">Colocar Anuncio</text:p>
          <text:p text:style-name="P1">(Loja, vizinhança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6cm" svg:height="2cm" svg:x="9cm" svg:y="11.2cm">
          <text:p text:style-name="P1">Aguardar</text:p>
          <text:p text:style-name="P1">Resposta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6cm" svg:height="2cm" svg:x="1.8cm" svg:y="16.6cm">
          <text:p text:style-name="P1">Esperar contato</text:p>
          <text:p text:style-name="P1">com informação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8cm" svg:height="2.6cm" svg:x="11.8cm" svg:y="16.6cm">
          <text:p text:style-name="P1">Avaliar</text:p>
          <text:p text:style-name="P1">Informações de</text:p>
          <text:p text:style-name="P1">conta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cm" svg:y1="3.8cm" svg:x2="3.4cm" svg:y2="6.8cm" draw:start-shape="id1" draw:start-glue-point="2" draw:end-shape="id2" draw:end-glue-point="0" svg:d="M13000 3800v1500h-9600v1500" svg:viewBox="0 0 9601 3001">
          <text:p/>
        </draw:connector>
        <draw:connector draw:style-name="gr3" draw:text-style-name="P1" draw:layer="layout" svg:x1="13cm" svg:y1="3.8cm" svg:x2="9.6cm" svg:y2="6.8cm" draw:start-shape="id1" draw:start-glue-point="2" draw:end-shape="id3" draw:end-glue-point="0" svg:d="M13000 3800v1500h-3400v1500" svg:viewBox="0 0 3401 3001">
          <text:p/>
        </draw:connector>
        <draw:connector draw:style-name="gr3" draw:text-style-name="P1" draw:layer="layout" svg:x1="13cm" svg:y1="3.8cm" svg:x2="16.6cm" svg:y2="6.8cm" draw:start-shape="id1" draw:start-glue-point="2" draw:end-shape="id4" draw:end-glue-point="0" svg:d="M13000 3800v1500h3600v1500" svg:viewBox="0 0 3601 3001">
          <text:p/>
        </draw:connector>
        <draw:connector draw:style-name="gr3" draw:text-style-name="P1" draw:layer="layout" svg:x1="13cm" svg:y1="3.8cm" svg:x2="23.2cm" svg:y2="6.8cm" draw:start-shape="id1" draw:start-glue-point="2" draw:end-shape="id5" draw:end-glue-point="0" svg:d="M13000 3800v1500h10200v1500" svg:viewBox="0 0 10201 3001">
          <text:p/>
        </draw:connector>
        <draw:connector draw:style-name="gr3" draw:text-style-name="P1" draw:layer="layout" svg:x1="16.6cm" svg:y1="8.8cm" svg:x2="3cm" svg:y2="11.2cm" draw:start-shape="id4" draw:start-glue-point="2" draw:end-shape="id6" svg:d="M16600 8800v1200h-13600v1200" svg:viewBox="0 0 13601 2401">
          <text:p/>
        </draw:connector>
        <draw:connector draw:style-name="gr3" draw:text-style-name="P1" draw:layer="layout" svg:x1="16.6cm" svg:y1="8.8cm" svg:x2="11.8cm" svg:y2="11.2cm" draw:start-shape="id4" draw:start-glue-point="2" draw:end-shape="id7" svg:d="M16600 8800v1200h-4800v1200" svg:viewBox="0 0 4801 2401">
          <text:p/>
        </draw:connector>
        <draw:connector draw:style-name="gr3" draw:text-style-name="P1" draw:layer="layout" svg:x1="11.8cm" svg:y1="13.2cm" svg:x2="4.6cm" svg:y2="16.6cm" draw:start-shape="id7" draw:start-glue-point="2" draw:end-shape="id8" draw:end-glue-point="0" svg:d="M11800 13200v1700h-7200v1700" svg:viewBox="0 0 7201 3401">
          <text:p/>
        </draw:connector>
        <draw:connector draw:style-name="gr3" draw:text-style-name="P1" draw:layer="layout" svg:x1="11.8cm" svg:y1="13.2cm" svg:x2="14.7cm" svg:y2="16.6cm" draw:start-shape="id7" draw:start-glue-point="2" draw:end-shape="id9" draw:end-glue-point="0" svg:d="M11800 13200v1700h2900v1700" svg:viewBox="0 0 2901 3401">
          <text:p/>
        </draw:connector>
        <draw:frame draw:style-name="gr4" draw:text-style-name="P2" draw:layer="layout" svg:width="2.648cm" svg:height="0.962cm" svg:x="16.552cm" svg:y="2.2cm">
          <draw:text-box>
            <text:p>Plano 0</text:p>
          </draw:text-box>
        </draw:frame>
        <draw:frame draw:style-name="gr4" draw:text-style-name="P2" draw:layer="layout" svg:width="0.853cm" svg:height="0.962cm" svg:x="0.4cm" svg:y="5.8cm">
          <draw:text-box>
            <text:p>1</text:p>
          </draw:text-box>
        </draw:frame>
        <draw:frame draw:style-name="gr5" draw:text-style-name="P2" draw:layer="layout" svg:width="0.853cm" svg:height="0.962cm" svg:x="6.5cm" svg:y="6cm">
          <draw:text-box draw:corner-radius="0.4cm">
            <text:p>2</text:p>
          </draw:text-box>
        </draw:frame>
        <draw:frame draw:style-name="gr4" draw:text-style-name="P2" draw:layer="layout" svg:width="0.853cm" svg:height="0.962cm" svg:x="13.6cm" svg:y="6cm">
          <draw:text-box>
            <text:p>3</text:p>
          </draw:text-box>
        </draw:frame>
        <draw:frame draw:style-name="gr4" draw:text-style-name="P2" draw:layer="layout" svg:width="0.853cm" svg:height="0.962cm" svg:x="20.1cm" svg:y="5.9cm">
          <draw:text-box>
            <text:p>4</text:p>
          </draw:text-box>
        </draw:frame>
        <draw:frame draw:style-name="gr4" draw:text-style-name="P2" draw:layer="layout" svg:width="1.383cm" svg:height="0.962cm" svg:x="0.2cm" svg:y="10.3cm">
          <draw:text-box>
            <text:p>3.1</text:p>
          </draw:text-box>
        </draw:frame>
        <draw:frame draw:style-name="gr4" draw:text-style-name="P2" draw:layer="layout" svg:width="1.383cm" svg:height="0.962cm" svg:x="8.8cm" svg:y="10.3cm">
          <draw:text-box>
            <text:p>3.2</text:p>
          </draw:text-box>
        </draw:frame>
        <draw:frame draw:style-name="gr6" draw:text-style-name="P2" draw:layer="layout" svg:width="2.6cm" svg:height="1cm" svg:x="1.6cm" svg:y="15.7cm">
          <draw:text-box>
            <text:p>3.2.1</text:p>
          </draw:text-box>
        </draw:frame>
        <draw:frame draw:style-name="gr6" draw:text-style-name="P2" draw:layer="layout" svg:width="2cm" svg:height="1cm" svg:x="11.7cm" svg:y="15.7cm">
          <draw:text-box>
            <text:p>3.2.2</text:p>
          </draw:text-box>
        </draw:frame>
        <draw:frame draw:style-name="gr4" draw:text-style-name="P2" draw:layer="layout" svg:width="14.493cm" svg:height="0.962cm" svg:x="11.9cm" svg:y="13.7cm">
          <draw:text-box>
            <text:p>Se 3.2.2 insatisfeito, volte a 3.2.1, senão continue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" draw:text-style-name="P1" xml:id="id10" draw:id="id10" draw:layer="layout" svg:width="5.6cm" svg:height="2cm" svg:x="10.6cm" svg:y="1.4cm">
          <text:p text:style-name="P1">Procurar Parceiro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6cm" svg:height="2cm" svg:x="7.2cm" svg:y="6.4cm">
          <text:p text:style-name="P1">Definir Restrições</text:p>
          <text:p text:style-name="P1">(raças, datas)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6cm" svg:height="2cm" svg:x="14.2cm" svg:y="6.4cm">
          <text:p text:style-name="P1">Gerar Indicação</text:p>
          <text:p text:style-name="P1">de interesse 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.6cm" svg:height="2cm" svg:x="20.8cm" svg:y="6.4cm">
          <text:p text:style-name="P1">Reproduzi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6cm" svg:height="2cm" svg:x="1cm" svg:y="6.4cm">
          <text:p text:style-name="P1">Ter interesse</text:p>
          <text:p text:style-name="P1">em reproduzi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6cm" svg:height="2cm" svg:x="0.6cm" svg:y="10.8cm">
          <text:p text:style-name="P1">Tornar publico</text:p>
          <text:p text:style-name="P1">a indica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6cm" svg:height="2cm" svg:x="9.4cm" svg:y="10.8cm">
          <text:p text:style-name="P1">Aguardar</text:p>
          <text:p text:style-name="P1">Resposta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5.6cm" svg:height="3.2cm" svg:x="2.2cm" svg:y="16.2cm">
          <text:p text:style-name="P1">Avaliar sugestões</text:p>
          <text:p text:style-name="P1">de indicações já</text:p>
          <text:p text:style-name="P1">publicadas </text:p>
          <text:p text:style-name="P1">compatíveis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5.8cm" svg:height="2.6cm" svg:x="19.8cm" svg:y="16.2cm">
          <text:p text:style-name="P1">Avaliar</text:p>
          <text:p text:style-name="P1">Informações de</text:p>
          <text:p text:style-name="P1">conta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3.4cm" svg:x2="3.8cm" svg:y2="6.4cm" draw:start-shape="id10" draw:start-glue-point="2" draw:end-shape="id11" draw:end-glue-point="0" svg:d="M13400 3400v1500h-9600v1500" svg:viewBox="0 0 9601 3001">
          <text:p/>
        </draw:connector>
        <draw:connector draw:style-name="gr3" draw:text-style-name="P1" draw:layer="layout" svg:x1="13.4cm" svg:y1="3.4cm" svg:x2="10cm" svg:y2="6.4cm" draw:start-shape="id10" draw:start-glue-point="2" draw:end-shape="id12" draw:end-glue-point="0" svg:d="M13400 3400v1500h-3400v1500" svg:viewBox="0 0 3401 3001">
          <text:p/>
        </draw:connector>
        <draw:connector draw:style-name="gr3" draw:text-style-name="P1" draw:layer="layout" svg:x1="13.4cm" svg:y1="3.4cm" svg:x2="17cm" svg:y2="6.4cm" draw:start-shape="id10" draw:start-glue-point="2" draw:end-shape="id13" draw:end-glue-point="0" svg:d="M13400 3400v1500h3600v1500" svg:viewBox="0 0 3601 3001">
          <text:p/>
        </draw:connector>
        <draw:connector draw:style-name="gr3" draw:text-style-name="P1" draw:layer="layout" svg:x1="13.4cm" svg:y1="3.4cm" svg:x2="23.6cm" svg:y2="6.4cm" draw:start-shape="id10" draw:start-glue-point="2" draw:end-shape="id14" draw:end-glue-point="0" svg:d="M13400 3400v1500h10200v1500" svg:viewBox="0 0 10201 3001">
          <text:p/>
        </draw:connector>
        <draw:connector draw:style-name="gr3" draw:text-style-name="P1" draw:layer="layout" svg:x1="17cm" svg:y1="8.4cm" svg:x2="3.4cm" svg:y2="10.8cm" draw:start-shape="id13" draw:start-glue-point="2" draw:end-shape="id15" svg:d="M17000 8400v1200h-13600v1200" svg:viewBox="0 0 13601 2401">
          <text:p/>
        </draw:connector>
        <draw:connector draw:style-name="gr3" draw:text-style-name="P1" draw:layer="layout" svg:x1="17cm" svg:y1="8.4cm" svg:x2="12.2cm" svg:y2="10.8cm" draw:start-shape="id13" draw:start-glue-point="2" draw:end-shape="id16" svg:d="M17000 8400v1200h-4800v1200" svg:viewBox="0 0 4801 2401">
          <text:p/>
        </draw:connector>
        <draw:connector draw:style-name="gr3" draw:text-style-name="P1" draw:layer="layout" svg:x1="12.2cm" svg:y1="12.8cm" svg:x2="5cm" svg:y2="16.2cm" draw:start-shape="id16" draw:start-glue-point="2" draw:end-shape="id17" draw:end-glue-point="0" svg:d="M12200 12800v1700h-7200v1700" svg:viewBox="0 0 7201 3401">
          <text:p/>
        </draw:connector>
        <draw:connector draw:style-name="gr3" draw:text-style-name="P1" draw:layer="layout" svg:x1="12.2cm" svg:y1="12.8cm" svg:x2="22.7cm" svg:y2="16.2cm" draw:start-shape="id16" draw:start-glue-point="2" draw:end-shape="id18" draw:end-glue-point="0" svg:d="M12200 12800v1700h10500v1700" svg:viewBox="0 0 10501 3401">
          <text:p/>
        </draw:connector>
        <draw:frame draw:style-name="gr4" draw:text-style-name="P2" draw:layer="layout" svg:width="2.648cm" svg:height="0.962cm" svg:x="16.952cm" svg:y="1.8cm">
          <draw:text-box>
            <text:p>Plano 0</text:p>
          </draw:text-box>
        </draw:frame>
        <draw:frame draw:style-name="gr4" draw:text-style-name="P2" draw:layer="layout" svg:width="0.853cm" svg:height="0.962cm" svg:x="0.8cm" svg:y="5.4cm">
          <draw:text-box>
            <text:p>1</text:p>
          </draw:text-box>
        </draw:frame>
        <draw:frame draw:style-name="gr5" draw:text-style-name="P2" draw:layer="layout" svg:width="0.853cm" svg:height="0.962cm" svg:x="6.9cm" svg:y="5.6cm">
          <draw:text-box draw:corner-radius="0.4cm">
            <text:p>2</text:p>
          </draw:text-box>
        </draw:frame>
        <draw:frame draw:style-name="gr4" draw:text-style-name="P2" draw:layer="layout" svg:width="0.853cm" svg:height="0.962cm" svg:x="14cm" svg:y="5.6cm">
          <draw:text-box>
            <text:p>3</text:p>
          </draw:text-box>
        </draw:frame>
        <draw:frame draw:style-name="gr4" draw:text-style-name="P2" draw:layer="layout" svg:width="0.853cm" svg:height="0.962cm" svg:x="20.5cm" svg:y="5.5cm">
          <draw:text-box>
            <text:p>4</text:p>
          </draw:text-box>
        </draw:frame>
        <draw:frame draw:style-name="gr4" draw:text-style-name="P2" draw:layer="layout" svg:width="1.383cm" svg:height="0.962cm" svg:x="0.6cm" svg:y="9.9cm">
          <draw:text-box>
            <text:p>3.1</text:p>
          </draw:text-box>
        </draw:frame>
        <draw:frame draw:style-name="gr4" draw:text-style-name="P2" draw:layer="layout" svg:width="1.383cm" svg:height="0.962cm" svg:x="9.2cm" svg:y="9.9cm">
          <draw:text-box>
            <text:p>3.2</text:p>
          </draw:text-box>
        </draw:frame>
        <draw:frame draw:style-name="gr6" draw:text-style-name="P2" draw:layer="layout" svg:width="2.6cm" svg:height="1cm" svg:x="2cm" svg:y="15.3cm">
          <draw:text-box>
            <text:p>3.2.1</text:p>
          </draw:text-box>
        </draw:frame>
        <draw:frame draw:style-name="gr6" draw:text-style-name="P2" draw:layer="layout" svg:width="2cm" svg:height="1cm" svg:x="11cm" svg:y="15.4cm">
          <draw:text-box>
            <text:p>3.2.2</text:p>
          </draw:text-box>
        </draw:frame>
        <draw:frame draw:style-name="gr4" draw:text-style-name="P2" draw:layer="layout" svg:width="8.427cm" svg:height="1.673cm" svg:x="3.8cm" svg:y="12.927cm">
          <draw:text-box>
            <text:p>Se 3.2.1 disponível, avaliar, </text:p>
            <text:p>senão vá para 3.2.2</text:p>
          </draw:text-box>
        </draw:frame>
        <draw:custom-shape draw:style-name="gr9" draw:text-style-name="P1" xml:id="id19" draw:id="id19" draw:layer="layout" svg:width="5.8cm" svg:height="3.8cm" svg:x="11.2cm" svg:y="16.2cm">
          <text:p text:style-name="P1">Receber informação</text:p>
          <text:p text:style-name="P1">De pessoas</text:p>
          <text:p text:style-name="P1">Interessadas na </text:p>
          <text:p text:style-name="P1">indicaçã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2cm" svg:y1="12.8cm" svg:x2="14.1cm" svg:y2="16.2cm" draw:start-shape="id16" draw:start-glue-point="2" draw:end-shape="id19" draw:end-glue-point="0" svg:d="M12200 12800v1700h1900v1700" svg:viewBox="0 0 1901 3401">
          <text:p/>
        </draw:connector>
        <draw:frame draw:style-name="gr6" draw:text-style-name="P2" draw:layer="layout" svg:width="2cm" svg:height="1cm" svg:x="19.6cm" svg:y="15.4cm">
          <draw:text-box>
            <text:p>3.2.3</text:p>
          </draw:text-box>
        </draw:frame>
        <draw:frame draw:style-name="gr4" draw:text-style-name="P2" draw:layer="layout" svg:width="12.415cm" svg:height="1.673cm" svg:x="14.985cm" svg:y="12.8cm">
          <draw:text-box>
            <text:p>Se 3.2.1 ou 3.2.2 tiver uma avaliação </text:p>
            <text:p>positiva, vá para 3.2.3, senão volte a 3.2.1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1" draw:text-style-name="P1" xml:id="id20" draw:id="id20" draw:layer="layout" svg:width="5.6cm" svg:height="2cm" svg:x="10.6cm" svg:y="1.4cm">
          <text:p text:style-name="P1">Exibir p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5.6cm" svg:height="2cm" svg:x="1.6cm" svg:y="5.8cm">
          <text:p text:style-name="P1">Ingressar</text:p>
          <text:p text:style-name="P1">rede social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5.6cm" svg:height="2.8cm" svg:x="8.4cm" svg:y="5.8cm">
          <text:p text:style-name="P1">Encontrar pessoas</text:p>
          <text:p text:style-name="P1">com mesmo</text:p>
          <text:p text:style-name="P1">interess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5.6cm" svg:height="2cm" svg:x="16cm" svg:y="5.8cm">
          <text:p text:style-name="P1">Compartilhar</text:p>
          <text:p text:style-name="P1">mídia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6cm" svg:height="2cm" svg:x="2cm" svg:y="10cm">
          <text:p text:style-name="P1">Fotos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5.6cm" svg:height="2cm" svg:x="10cm" svg:y="10cm">
          <text:p text:style-name="P1">Vídeos</text:p>
          <draw:enhanced-geometry svg:viewBox="0 0 21600 21600" draw:type="rectangle" draw:enhanced-path="M 0 0 L 21600 0 21600 21600 0 21600 0 0 Z N"/>
        </draw:custom-shape>
        <draw:custom-shape draw:style-name="gr11" draw:text-style-name="P1" xml:id="id31" draw:id="id31" draw:layer="layout" svg:width="3.6cm" svg:height="2cm" svg:x="16.4cm" svg:y="13.4cm">
          <text:p text:style-name="P1">Descarregar</text:p>
          <text:p text:style-name="P1">vídeo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.6cm" svg:height="2cm" svg:x="17.8cm" svg:y="10cm">
          <text:p text:style-name="P1">Fazer Upload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5.6cm" svg:height="2cm" svg:x="9.4cm" svg:y="13.4cm">
          <text:p text:style-name="P1">Gravar</text:p>
          <text:p text:style-name="P1">vídeo</text:p>
          <draw:enhanced-geometry svg:viewBox="0 0 21600 21600" draw:type="rectangle" draw:enhanced-path="M 0 0 L 21600 0 21600 21600 0 21600 0 0 Z N"/>
        </draw:custom-shape>
        <draw:custom-shape draw:style-name="gr12" draw:text-style-name="P1" xml:id="id29" draw:id="id29" draw:layer="layout" svg:width="4cm" svg:height="2cm" svg:x="4.6cm" svg:y="13.4cm">
          <text:p text:style-name="P1">Descarregar</text:p>
          <text:p text:style-name="P1">foto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2.4cm" svg:height="2cm" svg:x="24cm" svg:y="5.8cm">
          <text:p text:style-name="P1">Postar</text:p>
          <draw:enhanced-geometry svg:viewBox="0 0 21600 21600" draw:type="rectangle" draw:enhanced-path="M 0 0 L 21600 0 21600 21600 0 21600 0 0 Z N"/>
        </draw:custom-shape>
        <draw:custom-shape draw:style-name="gr14" draw:text-style-name="P1" xml:id="id28" draw:id="id28" draw:layer="layout" svg:width="2.2cm" svg:height="2cm" svg:x="1.2cm" svg:y="13.4cm">
          <text:p text:style-name="P1">Tirar</text:p>
          <text:p text:style-name="P1">fot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3.4cm" svg:x2="4.4cm" svg:y2="5.8cm" draw:start-shape="id20" draw:start-glue-point="2" draw:end-shape="id21" draw:end-glue-point="0" svg:d="M13400 3400v1200h-9000v1200" svg:viewBox="0 0 9001 2401">
          <text:p/>
        </draw:connector>
        <draw:connector draw:style-name="gr3" draw:text-style-name="P1" draw:layer="layout" svg:x1="13.4cm" svg:y1="3.4cm" svg:x2="11.2cm" svg:y2="5.8cm" draw:start-shape="id20" draw:start-glue-point="2" draw:end-shape="id22" draw:end-glue-point="0" svg:d="M13400 3400v1200h-2200v1200" svg:viewBox="0 0 2201 2401">
          <text:p/>
        </draw:connector>
        <draw:connector draw:style-name="gr3" draw:text-style-name="P1" draw:layer="layout" svg:x1="13.4cm" svg:y1="3.4cm" svg:x2="18.8cm" svg:y2="5.8cm" draw:start-shape="id20" draw:start-glue-point="2" draw:end-shape="id23" svg:d="M13400 3400v1200h5400v1200" svg:viewBox="0 0 5401 2401">
          <text:p/>
        </draw:connector>
        <draw:connector draw:style-name="gr3" draw:text-style-name="P1" draw:layer="layout" svg:x1="13.4cm" svg:y1="3.4cm" svg:x2="25.2cm" svg:y2="5.8cm" draw:start-shape="id20" draw:start-glue-point="2" draw:end-shape="id24" draw:end-glue-point="0" svg:d="M13400 3400v1200h11800v1200" svg:viewBox="0 0 11801 2401">
          <text:p/>
        </draw:connector>
        <draw:connector draw:style-name="gr3" draw:text-style-name="P1" draw:layer="layout" svg:x1="18.8cm" svg:y1="7.8cm" svg:x2="4.8cm" svg:y2="10cm" draw:start-shape="id23" draw:start-glue-point="2" draw:end-shape="id25" svg:d="M18800 7800v1100h-14000v1100" svg:viewBox="0 0 14001 2201">
          <text:p/>
        </draw:connector>
        <draw:connector draw:style-name="gr3" draw:text-style-name="P1" draw:layer="layout" svg:x1="18.8cm" svg:y1="7.8cm" svg:x2="12.8cm" svg:y2="10cm" draw:start-shape="id23" draw:start-glue-point="2" draw:end-shape="id26" svg:d="M18800 7800v1100h-6000v1100" svg:viewBox="0 0 6001 2201">
          <text:p/>
        </draw:connector>
        <draw:connector draw:style-name="gr3" draw:text-style-name="P1" draw:layer="layout" svg:x1="18.8cm" svg:y1="7.8cm" svg:x2="20.6cm" svg:y2="10cm" draw:start-shape="id23" draw:start-glue-point="2" draw:end-shape="id27" svg:d="M18800 7800v1100h1800v1100" svg:viewBox="0 0 1801 2201">
          <text:p/>
        </draw:connector>
        <draw:connector draw:style-name="gr3" draw:text-style-name="P1" draw:layer="layout" svg:x1="4.8cm" svg:y1="12cm" svg:x2="2.3cm" svg:y2="13.4cm" draw:start-shape="id25" draw:start-glue-point="2" draw:end-shape="id28" svg:d="M4800 12000v700h-2500v700" svg:viewBox="0 0 2501 1401">
          <text:p/>
        </draw:connector>
        <draw:connector draw:style-name="gr3" draw:text-style-name="P1" draw:layer="layout" svg:x1="4.8cm" svg:y1="12cm" svg:x2="6.6cm" svg:y2="13.4cm" draw:start-shape="id25" draw:start-glue-point="2" draw:end-shape="id29" draw:end-glue-point="0" svg:d="M4800 12000v700h1800v700" svg:viewBox="0 0 1801 1401">
          <text:p/>
        </draw:connector>
        <draw:connector draw:style-name="gr3" draw:text-style-name="P1" draw:layer="layout" svg:x1="12.8cm" svg:y1="12cm" svg:x2="12.2cm" svg:y2="13.4cm" draw:start-shape="id26" draw:start-glue-point="2" draw:end-shape="id30" svg:d="M12800 12000v700h-600v700" svg:viewBox="0 0 601 1401">
          <text:p/>
        </draw:connector>
        <draw:connector draw:style-name="gr3" draw:text-style-name="P1" draw:layer="layout" svg:x1="12.8cm" svg:y1="12cm" svg:x2="18.2cm" svg:y2="13.4cm" draw:start-shape="id26" draw:start-glue-point="2" draw:end-shape="id31" svg:d="M12800 12000v700h5400v700" svg:viewBox="0 0 5401 1401">
          <text:p/>
        </draw:connector>
        <draw:frame draw:style-name="gr4" draw:text-style-name="P2" draw:layer="layout" svg:width="2.648cm" svg:height="0.962cm" svg:x="16.952cm" svg:y="1.8cm">
          <draw:text-box>
            <text:p>Plano 0</text:p>
          </draw:text-box>
        </draw:frame>
        <draw:frame draw:style-name="gr4" draw:text-style-name="P2" draw:layer="layout" svg:width="0.853cm" svg:height="0.962cm" svg:x="1.4cm" svg:y="5cm">
          <draw:text-box>
            <text:p>1</text:p>
          </draw:text-box>
        </draw:frame>
        <draw:frame draw:style-name="gr4" draw:text-style-name="P2" draw:layer="layout" svg:width="0.853cm" svg:height="0.962cm" svg:x="8.2cm" svg:y="5cm">
          <draw:text-box>
            <text:p>2</text:p>
          </draw:text-box>
        </draw:frame>
        <draw:frame draw:style-name="gr4" draw:text-style-name="P2" draw:layer="layout" svg:width="0.853cm" svg:height="0.962cm" svg:x="15.8cm" svg:y="5cm">
          <draw:text-box>
            <text:p>3</text:p>
          </draw:text-box>
        </draw:frame>
        <draw:frame draw:style-name="gr4" draw:text-style-name="P2" draw:layer="layout" svg:width="0.853cm" svg:height="0.962cm" svg:x="23.9cm" svg:y="5cm">
          <draw:text-box>
            <text:p>4</text:p>
          </draw:text-box>
        </draw:frame>
        <draw:frame draw:style-name="gr4" draw:text-style-name="P2" draw:layer="layout" svg:width="1.383cm" svg:height="0.962cm" svg:x="1.8cm" svg:y="9.2cm">
          <draw:text-box>
            <text:p>3.1</text:p>
          </draw:text-box>
        </draw:frame>
        <draw:frame draw:style-name="gr4" draw:text-style-name="P2" draw:layer="layout" svg:width="1.383cm" svg:height="0.962cm" svg:x="9.8cm" svg:y="9.2cm">
          <draw:text-box>
            <text:p>3.2</text:p>
          </draw:text-box>
        </draw:frame>
        <draw:frame draw:style-name="gr4" draw:text-style-name="P2" draw:layer="layout" svg:width="1.383cm" svg:height="0.962cm" svg:x="17.7cm" svg:y="9.2cm">
          <draw:text-box>
            <text:p>3.3</text:p>
          </draw:text-box>
        </draw:frame>
        <draw:frame draw:style-name="gr4" draw:text-style-name="P2" draw:layer="layout" svg:width="1.912cm" svg:height="0.962cm" svg:x="1cm" svg:y="12.6cm">
          <draw:text-box>
            <text:p>3.1.1</text:p>
          </draw:text-box>
        </draw:frame>
        <draw:frame draw:style-name="gr15" draw:text-style-name="P2" draw:layer="layout" svg:width="3.1cm" svg:height="1.2cm" svg:x="6.8cm" svg:y="12.6cm">
          <draw:text-box>
            <text:p>3.1.2</text:p>
          </draw:text-box>
        </draw:frame>
        <draw:frame draw:style-name="gr4" draw:text-style-name="P2" draw:layer="layout" svg:width="1.912cm" svg:height="0.962cm" svg:x="9.3cm" svg:y="12.6cm">
          <draw:text-box>
            <text:p>3.2.1</text:p>
          </draw:text-box>
        </draw:frame>
        <draw:frame draw:style-name="gr4" draw:text-style-name="P2" draw:layer="layout" svg:width="1.912cm" svg:height="0.962cm" svg:x="18.1cm" svg:y="12.6cm">
          <draw:text-box>
            <text:p>3.2.2</text:p>
          </draw:text-box>
        </draw:frame>
        <draw:frame draw:style-name="gr16" draw:text-style-name="P2" draw:layer="layout" svg:width="6.6cm" svg:height="2.384cm" svg:x="20.564cm" svg:y="8.335cm">
          <draw:text-box>
            <text:p>Se fotos, pule 3.2, </text:p>
            <text:p>se video, pule 3.1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1" draw:text-style-name="P1" xml:id="id32" draw:id="id32" draw:layer="layout" svg:width="5.6cm" svg:height="2cm" svg:x="10.6cm" svg:y="1.4cm">
          <text:p text:style-name="P1">Exibir pet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.6cm" svg:height="2cm" svg:x="1.6cm" svg:y="5.8cm">
          <text:p text:style-name="P1">Ingressar</text:p>
          <text:p text:style-name="P1">rede soc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5.6cm" svg:height="2cm" svg:x="11.6cm" svg:y="5.8cm">
          <text:p text:style-name="P1">Compartilhar</text:p>
          <text:p text:style-name="P1">mídia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5.6cm" svg:height="2cm" svg:x="2cm" svg:y="10cm">
          <text:p text:style-name="P1">Fotos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5.6cm" svg:height="2cm" svg:x="10cm" svg:y="10cm">
          <text:p text:style-name="P1">Vídeos</text:p>
          <draw:enhanced-geometry svg:viewBox="0 0 21600 21600" draw:type="rectangle" draw:enhanced-path="M 0 0 L 21600 0 21600 21600 0 21600 0 0 Z N"/>
        </draw:custom-shape>
        <draw:custom-shape draw:style-name="gr11" draw:text-style-name="P1" xml:id="id42" draw:id="id42" draw:layer="layout" svg:width="3.6cm" svg:height="2cm" svg:x="16.4cm" svg:y="13.4cm">
          <text:p text:style-name="P1">Descarregar</text:p>
          <text:p text:style-name="P1">vídeo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5.6cm" svg:height="2cm" svg:x="17.8cm" svg:y="10cm">
          <text:p text:style-name="P1">Fazer Upload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5.6cm" svg:height="2cm" svg:x="9.4cm" svg:y="13.4cm">
          <text:p text:style-name="P1">Gravar</text:p>
          <text:p text:style-name="P1">vídeo</text:p>
          <draw:enhanced-geometry svg:viewBox="0 0 21600 21600" draw:type="rectangle" draw:enhanced-path="M 0 0 L 21600 0 21600 21600 0 21600 0 0 Z N"/>
        </draw:custom-shape>
        <draw:custom-shape draw:style-name="gr12" draw:text-style-name="P1" xml:id="id40" draw:id="id40" draw:layer="layout" svg:width="4cm" svg:height="2cm" svg:x="4.6cm" svg:y="13.4cm">
          <text:p text:style-name="P1">Descarregar</text:p>
          <text:p text:style-name="P1">fotos</text:p>
          <draw:enhanced-geometry svg:viewBox="0 0 21600 21600" draw:type="rectangle" draw:enhanced-path="M 0 0 L 21600 0 21600 21600 0 21600 0 0 Z N"/>
        </draw:custom-shape>
        <draw:custom-shape draw:style-name="gr13" draw:text-style-name="P1" xml:id="id35" draw:id="id35" draw:layer="layout" svg:width="2.4cm" svg:height="2cm" svg:x="21.8cm" svg:y="5.8cm">
          <text:p text:style-name="P1">Postar</text:p>
          <draw:enhanced-geometry svg:viewBox="0 0 21600 21600" draw:type="rectangle" draw:enhanced-path="M 0 0 L 21600 0 21600 21600 0 21600 0 0 Z N"/>
        </draw:custom-shape>
        <draw:custom-shape draw:style-name="gr14" draw:text-style-name="P1" xml:id="id39" draw:id="id39" draw:layer="layout" svg:width="2.2cm" svg:height="2cm" svg:x="1.2cm" svg:y="13.4cm">
          <text:p text:style-name="P1">Tirar</text:p>
          <text:p text:style-name="P1">fot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cm" svg:y1="3.4cm" svg:x2="4.4cm" svg:y2="5.8cm" draw:start-shape="id32" draw:start-glue-point="2" draw:end-shape="id33" draw:end-glue-point="0" svg:d="M13400 3400v1200h-9000v1200" svg:viewBox="0 0 9001 2401">
          <text:p/>
        </draw:connector>
        <draw:connector draw:style-name="gr3" draw:text-style-name="P1" draw:layer="layout" svg:x1="13.4cm" svg:y1="3.4cm" svg:x2="14.4cm" svg:y2="5.8cm" draw:start-shape="id32" draw:start-glue-point="2" draw:end-shape="id34" svg:d="M13400 3400v1200h1000v1200" svg:viewBox="0 0 1001 2401">
          <text:p/>
        </draw:connector>
        <draw:connector draw:style-name="gr3" draw:text-style-name="P1" draw:layer="layout" svg:x1="13.4cm" svg:y1="3.4cm" svg:x2="23cm" svg:y2="5.8cm" draw:start-shape="id32" draw:start-glue-point="2" draw:end-shape="id35" draw:end-glue-point="0" svg:d="M13400 3400v1200h9600v1200" svg:viewBox="0 0 9601 2401">
          <text:p/>
        </draw:connector>
        <draw:connector draw:style-name="gr3" draw:text-style-name="P1" draw:layer="layout" svg:x1="14.4cm" svg:y1="7.8cm" svg:x2="4.8cm" svg:y2="10cm" draw:start-shape="id34" draw:start-glue-point="2" draw:end-shape="id36" svg:d="M14400 7800v1100h-9600v1100" svg:viewBox="0 0 9601 2201">
          <text:p/>
        </draw:connector>
        <draw:connector draw:style-name="gr3" draw:text-style-name="P1" draw:layer="layout" svg:x1="14.4cm" svg:y1="7.8cm" svg:x2="12.8cm" svg:y2="10cm" draw:start-shape="id34" draw:start-glue-point="2" draw:end-shape="id37" svg:d="M14400 7800v1100h-1600v1100" svg:viewBox="0 0 1601 2201">
          <text:p/>
        </draw:connector>
        <draw:connector draw:style-name="gr3" draw:text-style-name="P1" draw:layer="layout" svg:x1="14.4cm" svg:y1="7.8cm" svg:x2="20.6cm" svg:y2="10cm" draw:start-shape="id34" draw:start-glue-point="2" draw:end-shape="id38" svg:d="M14400 7800v1100h6200v1100" svg:viewBox="0 0 6201 2201">
          <text:p/>
        </draw:connector>
        <draw:connector draw:style-name="gr3" draw:text-style-name="P1" draw:layer="layout" svg:x1="4.8cm" svg:y1="12cm" svg:x2="2.3cm" svg:y2="13.4cm" draw:start-shape="id36" draw:start-glue-point="2" draw:end-shape="id39" svg:d="M4800 12000v700h-2500v700" svg:viewBox="0 0 2501 1401">
          <text:p/>
        </draw:connector>
        <draw:connector draw:style-name="gr3" draw:text-style-name="P1" draw:layer="layout" svg:x1="4.8cm" svg:y1="12cm" svg:x2="6.6cm" svg:y2="13.4cm" draw:start-shape="id36" draw:start-glue-point="2" draw:end-shape="id40" draw:end-glue-point="0" svg:d="M4800 12000v700h1800v700" svg:viewBox="0 0 1801 1401">
          <text:p/>
        </draw:connector>
        <draw:connector draw:style-name="gr3" draw:text-style-name="P1" draw:layer="layout" svg:x1="12.8cm" svg:y1="12cm" svg:x2="12.2cm" svg:y2="13.4cm" draw:start-shape="id37" draw:start-glue-point="2" draw:end-shape="id41" svg:d="M12800 12000v700h-600v700" svg:viewBox="0 0 601 1401">
          <text:p/>
        </draw:connector>
        <draw:connector draw:style-name="gr3" draw:text-style-name="P1" draw:layer="layout" svg:x1="12.8cm" svg:y1="12cm" svg:x2="18.2cm" svg:y2="13.4cm" draw:start-shape="id37" draw:start-glue-point="2" draw:end-shape="id42" svg:d="M12800 12000v700h5400v700" svg:viewBox="0 0 5401 1401">
          <text:p/>
        </draw:connector>
        <draw:frame draw:style-name="gr4" draw:text-style-name="P2" draw:layer="layout" svg:width="2.648cm" svg:height="0.962cm" svg:x="16.952cm" svg:y="1.8cm">
          <draw:text-box>
            <text:p>Plano 0</text:p>
          </draw:text-box>
        </draw:frame>
        <draw:frame draw:style-name="gr4" draw:text-style-name="P2" draw:layer="layout" svg:width="0.853cm" svg:height="0.962cm" svg:x="1.4cm" svg:y="5cm">
          <draw:text-box>
            <text:p>1</text:p>
          </draw:text-box>
        </draw:frame>
        <draw:frame draw:style-name="gr4" draw:text-style-name="P2" draw:layer="layout" svg:width="0.853cm" svg:height="0.962cm" svg:x="11.4cm" svg:y="5cm">
          <draw:text-box>
            <text:p>2</text:p>
          </draw:text-box>
        </draw:frame>
        <draw:frame draw:style-name="gr4" draw:text-style-name="P2" draw:layer="layout" svg:width="0.853cm" svg:height="0.962cm" svg:x="21.7cm" svg:y="5cm">
          <draw:text-box>
            <text:p>3</text:p>
          </draw:text-box>
        </draw:frame>
        <draw:frame draw:style-name="gr4" draw:text-style-name="P2" draw:layer="layout" svg:width="1.383cm" svg:height="0.962cm" svg:x="1.8cm" svg:y="9.2cm">
          <draw:text-box>
            <text:p>2.1</text:p>
          </draw:text-box>
        </draw:frame>
        <draw:frame draw:style-name="gr4" draw:text-style-name="P2" draw:layer="layout" svg:width="1.383cm" svg:height="0.962cm" svg:x="9.8cm" svg:y="9.2cm">
          <draw:text-box>
            <text:p>2.2</text:p>
          </draw:text-box>
        </draw:frame>
        <draw:frame draw:style-name="gr4" draw:text-style-name="P2" draw:layer="layout" svg:width="1.383cm" svg:height="0.962cm" svg:x="17.7cm" svg:y="9.2cm">
          <draw:text-box>
            <text:p>2.3</text:p>
          </draw:text-box>
        </draw:frame>
        <draw:frame draw:style-name="gr4" draw:text-style-name="P2" draw:layer="layout" svg:width="1.912cm" svg:height="0.962cm" svg:x="1cm" svg:y="12.6cm">
          <draw:text-box>
            <text:p>2.1.1</text:p>
          </draw:text-box>
        </draw:frame>
        <draw:frame draw:style-name="gr15" draw:text-style-name="P2" draw:layer="layout" svg:width="3.1cm" svg:height="1.2cm" svg:x="6.8cm" svg:y="12.6cm">
          <draw:text-box>
            <text:p>2.1.2</text:p>
          </draw:text-box>
        </draw:frame>
        <draw:frame draw:style-name="gr4" draw:text-style-name="P2" draw:layer="layout" svg:width="1.912cm" svg:height="0.962cm" svg:x="9.3cm" svg:y="12.6cm">
          <draw:text-box>
            <text:p>2.2.1</text:p>
          </draw:text-box>
        </draw:frame>
        <draw:frame draw:style-name="gr4" draw:text-style-name="P2" draw:layer="layout" svg:width="1.912cm" svg:height="0.962cm" svg:x="18.1cm" svg:y="12.6cm">
          <draw:text-box>
            <text:p>2.2.2</text:p>
          </draw:text-box>
        </draw:frame>
        <draw:frame draw:style-name="gr16" draw:text-style-name="P2" draw:layer="layout" svg:width="6.6cm" svg:height="2.384cm" svg:x="20.564cm" svg:y="8.335cm">
          <draw:text-box>
            <text:p>Se fotos, pule 2.2, </text:p>
            <text:p>se video, pule 2.1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9:04:20.560906071</meta:creation-date>
    <dc:date>2015-12-20T21:02:36.739739963</dc:date>
    <meta:editing-duration>PT37M52S</meta:editing-duration>
    <meta:editing-cycles>2</meta:editing-cycles>
    <meta:generator>LibreOffice/4.4.6.3$Linux_X86_64 LibreOffice_project/40m0$Build-3</meta:generator>
    <meta:document-statistic meta:object-count="156"/>
  </office:meta>
</office:document-meta>
</file>